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44mm"/>
    </style:style>
    <style:style style:name="co2" style:family="table-column">
      <style:table-column-properties fo:break-before="auto" style:column-width="11.71mm"/>
    </style:style>
    <style:style style:name="co3" style:family="table-column">
      <style:table-column-properties fo:break-before="auto" style:column-width="31.71mm"/>
    </style:style>
    <style:style style:name="co4" style:family="table-column">
      <style:table-column-properties fo:break-before="auto" style:column-width="103.17mm"/>
    </style:style>
    <style:style style:name="co5" style:family="table-column">
      <style:table-column-properties fo:break-before="auto" style:column-width="71.53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.8mm"/>
    </style:style>
    <style:style style:name="co9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108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-fri3d-workshop_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lexander/Documenten/KiCad/fri3d-2018-workshop/2018-fri3d-workshop.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zo 15 jul 2018 17:46:39 CE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lib/kicad/plugins/bom_csv_grouped_by_value_with_fp.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aankoop</text:p>
          </table:table-cell>
          <table:table-cell table:style-name="ce1" office:value-type="string" calcext:value-type="string">
            <text:p>link</text:p>
          </table:table-cell>
          <table:table-cell/>
          <table:table-cell office:value-type="string" calcext:value-type="string">
            <text:p>orderstaat</text:p>
          </table:table-cell>
        </table:table-row>
        <table:table-row table:style-name="ro1">
          <table:table-cell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</text:p>
          </table:table-cell>
          <table:table-cell office:value-type="string" calcext:value-type="string">
            <text:p>My_Footprints:SMD-buzzer-8.5x8.5</text:p>
          </table:table-cell>
          <table:table-cell office:value-type="string" calcext:value-type="string">
            <text:p>Buzzer, polar</text:p>
          </table:table-cell>
          <table:table-cell office:value-type="string" calcext:value-type="string">
            <text:p>TME</text:p>
          </table:table-cell>
          <table:table-cell table:formula="of:=[.I7]" office:value-type="currency" office:currency="EUR" office:value="18.9" calcext:value-type="currency">
            <text:p>18,90 €</text:p>
          </table:table-cell>
          <table:table-cell table:formula="of:=0.63*30" office:value-type="currency" office:currency="EUR" office:value="18.9" calcext:value-type="currency">
            <text:p>18,90 €</text:p>
          </table:table-cell>
          <table:table-cell office:value-type="string" calcext:value-type="string">
            <text:p>https://www.tme.eu/en/details/ld-bzel-t41-0803/electromagnetic-sounders-wo-generator/loudity/</text:p>
          </table:table-cell>
          <table:table-cell table:formula="of:=HYPERLINK([.J7])" office:value-type="string" office:string-value="https://www.tme.eu/en/details/ld-bzel-t41-0803/electromagnetic-sounders-wo-generator/loudity/" calcext:value-type="string">
            <text:p>https://www.tme.eu/en/details/ld-bzel-t41-0803/electromagnetic-sounders-wo-generator/loudity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C1, C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/X7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table:formula="of:=[.I8]/2" office:value-type="currency" office:currency="EUR" office:value="3.97" calcext:value-type="currency">
            <text:p>3,97 €</text:p>
          </table:table-cell>
          <table:table-cell table:formula="of:=100*0.0794" office:value-type="currency" office:currency="EUR" office:value="7.94" calcext:value-type="currency">
            <text:p>7,94 €</text:p>
          </table:table-cell>
          <table:table-cell office:value-type="string" calcext:value-type="string">
            <text:p>https://www.tme.eu/en/details/cc0805kkx7r8105/0805-mlcc-smd-capacitors/yageo/cc0805kkx7r8bb105/</text:p>
          </table:table-cell>
          <table:table-cell table:formula="of:=HYPERLINK([.J8])" office:value-type="string" office:string-value="https://www.tme.eu/en/details/cc0805kkx7r8105/0805-mlcc-smd-capacitors/yageo/cc0805kkx7r8bb105/" calcext:value-type="string">
            <text:p>https://www.tme.eu/en/details/cc0805kkx7r8105/0805-mlcc-smd-capacitors/yageo/cc0805kkx7r8bb105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C5, C6, C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table:formula="of:=0.6*[.I9]" office:value-type="currency" office:currency="EUR" office:value="2.772" calcext:value-type="currency">
            <text:p>2,77 €</text:p>
          </table:table-cell>
          <table:table-cell table:formula="of:=100*0.0462" office:value-type="currency" office:currency="EUR" office:value="4.62" calcext:value-type="currency">
            <text:p>4,62 €</text:p>
          </table:table-cell>
          <table:table-cell office:value-type="string" calcext:value-type="string">
            <text:p>https://www.tme.eu/en/details/cl10b104kb8nnnc/0603-mlcc-smd-capacitors/samsung/</text:p>
          </table:table-cell>
          <table:table-cell table:formula="of:=HYPERLINK([.J9])" office:value-type="string" office:string-value="https://www.tme.eu/en/details/cl10b104kb8nnnc/0603-mlcc-smd-capacitors/samsung/" calcext:value-type="string">
            <text:p>https://www.tme.eu/en/details/cl10b104kb8nnnc/0603-mlcc-smd-capacitors/samsung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table:formula="of:=[.I10]*0.3" office:value-type="currency" office:currency="EUR" office:value="0.54" calcext:value-type="currency">
            <text:p>0,54 €</text:p>
          </table:table-cell>
          <table:table-cell table:formula="of:=100*0.018" office:value-type="currency" office:currency="EUR" office:value="1.8" calcext:value-type="currency">
            <text:p>1,80 €</text:p>
          </table:table-cell>
          <table:table-cell office:value-type="string" calcext:value-type="string">
            <text:p>https://www.tme.eu/en/details/vj0603y223kxxcw1bc/0603-mlcc-smd-capacitors/vishay/</text:p>
          </table:table-cell>
          <table:table-cell table:formula="of:=HYPERLINK([.J10])" office:value-type="string" office:string-value="https://www.tme.eu/en/details/vj0603y223kxxcw1bc/0603-mlcc-smd-capacitors/vishay/" calcext:value-type="string">
            <text:p>https://www.tme.eu/en/details/vj0603y223kxxcw1bc/0603-mlcc-smd-capacitors/vishay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D1, D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LED generic</text:p>
          </table:table-cell>
          <table:table-cell office:value-type="string" calcext:value-type="string">
            <text:p>TME</text:p>
          </table:table-cell>
          <table:table-cell table:formula="of:=0.6*[.I11]" office:value-type="currency" office:currency="EUR" office:value="2.412" calcext:value-type="currency">
            <text:p>2,41 €</text:p>
          </table:table-cell>
          <table:table-cell table:formula="of:=100*0.0402" office:value-type="currency" office:currency="EUR" office:value="4.02" calcext:value-type="currency">
            <text:p>4,02 €</text:p>
          </table:table-cell>
          <table:table-cell office:value-type="string" calcext:value-type="string">
            <text:p>https://www.tme.eu/en/details/ll-s172sc-2s/smd-colour-leds/lucky-light/</text:p>
          </table:table-cell>
          <table:table-cell table:formula="of:=HYPERLINK([.J11])" office:value-type="string" office:string-value="https://www.tme.eu/en/details/ll-s172sc-2s/smd-colour-leds/lucky-light/" calcext:value-type="string">
            <text:p>https://www.tme.eu/en/details/ll-s172sc-2s/smd-colour-leds/lucky-light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D2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LED generic</text:p>
          </table:table-cell>
          <table:table-cell office:value-type="string" calcext:value-type="string">
            <text:p>TME</text:p>
          </table:table-cell>
          <table:table-cell table:formula="of:=0.6*[.I12]" office:value-type="currency" office:currency="EUR" office:value="2.496" calcext:value-type="currency">
            <text:p>2,50 €</text:p>
          </table:table-cell>
          <table:table-cell table:formula="of:=100*0.0416" office:value-type="currency" office:currency="EUR" office:value="4.16" calcext:value-type="currency">
            <text:p>4,16 €</text:p>
          </table:table-cell>
          <table:table-cell office:value-type="string" calcext:value-type="string">
            <text:p>https://www.tme.eu/en/details/ll-s190sc-2s/smd-colour-leds/lucky-light/</text:p>
          </table:table-cell>
          <table:table-cell table:formula="of:=HYPERLINK([.J12])" office:value-type="string" office:string-value="https://www.tme.eu/en/details/ll-s190sc-2s/smd-colour-leds/lucky-light/" calcext:value-type="string">
            <text:p>https://www.tme.eu/en/details/ll-s190sc-2s/smd-colour-leds/lucky-light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</text:p>
          </table:table-cell>
          <table:table-cell office:value-type="string" calcext:value-type="string">
            <text:p>Connectors:USB_Mini-B</text:p>
          </table:table-cell>
          <table:table-cell office:value-type="string" calcext:value-type="string">
            <text:p>USB Type B connector</text:p>
          </table:table-cell>
          <table:table-cell office:value-type="string" calcext:value-type="string">
            <text:p>TME</text:p>
          </table:table-cell>
          <table:table-cell table:formula="of:=0.6*[.I13]" office:value-type="currency" office:currency="EUR" office:value="10.056" calcext:value-type="currency">
            <text:p>10,06 €</text:p>
          </table:table-cell>
          <table:table-cell table:formula="of:=0.3352*50" office:value-type="currency" office:currency="EUR" office:value="16.76" calcext:value-type="currency">
            <text:p>16,76 €</text:p>
          </table:table-cell>
          <table:table-cell office:value-type="string" calcext:value-type="string">
            <text:p>https://www.tme.eu/en/details/mx-67503-1020/usb-ieee1394-connectors/molex/675031020/</text:p>
          </table:table-cell>
          <table:table-cell table:formula="of:=HYPERLINK([.J13])" office:value-type="string" office:string-value="https://www.tme.eu/en/details/mx-67503-1020/usb-ieee1394-connectors/molex/675031020/" calcext:value-type="string">
            <text:p>https://www.tme.eu/en/details/mx-67503-1020/usb-ieee1394-connectors/molex/675031020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J2, J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My_Footprints:Pin_Header_Angled_1x02_Pitch2.54mm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AliExpress</text:p>
          </table:table-cell>
          <table:table-cell table:number-columns-repeated="2" office:value-type="string" calcext:value-type="string">
            <text:p>/</text:p>
          </table:table-cell>
          <table:table-cell/>
          <table:table-cell table:formula="of:=HYPERLINK([.J14])">
            <text:p/>
          </table:table-cell>
          <table:table-cell/>
        </table:table-row>
        <table:table-row table:style-name="ro1">
          <table:table-cell office:value-type="string" calcext:value-type="string">
            <text:p>J3, J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3_m</text:p>
          </table:table-cell>
          <table:table-cell office:value-type="string" calcext:value-type="string">
            <text:p>My_Footprints:Pin_Header_Angled_1x03_Pitch2.54mm</text:p>
          </table:table-cell>
          <table:table-cell office:value-type="string" calcext:value-type="string">
            <text:p>Generic connector, single row, 01x03</text:p>
          </table:table-cell>
          <table:table-cell office:value-type="string" calcext:value-type="string">
            <text:p>AliExpress</text:p>
          </table:table-cell>
          <table:table-cell table:formula="of:=[.I15]*(180/400)" office:value-type="currency" office:currency="EUR" office:value="2.4435" calcext:value-type="currency">
            <text:p>2,44 €</text:p>
          </table:table-cell>
          <table:table-cell office:value-type="currency" office:currency="EUR" office:value="5.43" calcext:value-type="currency">
            <text:p>5,43 €</text:p>
          </table:table-cell>
          <table:table-cell office:value-type="string" calcext:value-type="string">
            <text:p>https://www.aliexpress.com/item/10pcs-2-54-mm-2-3-4-5-6-7-8-9-10-12-14-15/32821748577.html</text:p>
          </table:table-cell>
          <table:table-cell table:formula="of:=HYPERLINK([.J15])" office:value-type="string" office:string-value="https://www.aliexpress.com/item/10pcs-2-54-mm-2-3-4-5-6-7-8-9-10-12-14-15/32821748577.html" calcext:value-type="string">
            <text:p>https://www.aliexpress.com/item/10pcs-2-54-mm-2-3-4-5-6-7-8-9-10-12-14-15/32821748577.html</text:p>
          </table:table-cell>
          <table:table-cell office:value-type="string" calcext:value-type="string">
            <text:p>aangekomen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S2</text:p>
          </table:table-cell>
          <table:table-cell office:value-type="string" calcext:value-type="string">
            <text:p>Connectors:GS2</text:p>
          </table:table-cell>
          <table:table-cell office:value-type="string" calcext:value-type="string">
            <text:p>2-pin jumper/solder bridge</text:p>
          </table:table-cell>
          <table:table-cell office:value-type="string" calcext:value-type="string">
            <text:p>/</text:p>
          </table:table-cell>
          <table:table-cell table:number-columns-repeated="2" table:style-name="Default" office:value-type="string" calcext:value-type="string">
            <text:p>/</text:p>
          </table:table-cell>
          <table:table-cell/>
          <table:table-cell table:formula="of:=HYPERLINK([.J16])">
            <text:p/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My_Footprints:Pin_Header_NoSolder_1x04_Pitch2.54mm</text:p>
          </table:table-cell>
          <table:table-cell office:value-type="string" calcext:value-type="string">
            <text:p>Generic connector, single row, 01x04</text:p>
          </table:table-cell>
          <table:table-cell office:value-type="string" calcext:value-type="string">
            <text:p>/</text:p>
          </table:table-cell>
          <table:table-cell table:number-columns-repeated="2" table:style-name="Default" office:value-type="string" calcext:value-type="string">
            <text:p>/</text:p>
          </table:table-cell>
          <table:table-cell/>
          <table:table-cell table:formula="of:=HYPERLINK([.J17])">
            <text:p/>
          </table:table-cell>
          <table:table-cell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G1012UW</text:p>
          </table:table-cell>
          <table:table-cell office:value-type="string" calcext:value-type="string">
            <text:p>My_Footprints:SOT-323</text:p>
          </table:table-cell>
          <table:table-cell office:value-type="string" calcext:value-type="string">
            <text:p>Transistor N-MOSFET (general)</text:p>
          </table:table-cell>
          <table:table-cell office:value-type="string" calcext:value-type="string">
            <text:p>Digi-Key</text:p>
          </table:table-cell>
          <table:table-cell table:formula="of:=[.I18]*0.3" office:value-type="currency" office:currency="EUR" office:value="5.289" calcext:value-type="currency">
            <text:p>5,29 €</text:p>
          </table:table-cell>
          <table:table-cell table:formula="of:=100*0.1763" office:value-type="currency" office:currency="EUR" office:value="17.63" calcext:value-type="currency">
            <text:p>17,63 €</text:p>
          </table:table-cell>
          <table:table-cell office:value-type="string" calcext:value-type="string">
            <text:p>https://www.digikey.be/product-detail/en/diodes-incorporated/DMG1012UW-7/DMG1012UW-7DICT-ND/2183242</text:p>
          </table:table-cell>
          <table:table-cell table:formula="of:=HYPERLINK([.J18])" office:value-type="string" office:string-value="https://www.digikey.be/product-detail/en/diodes-incorporated/DMG1012UW-7/DMG1012UW-7DICT-ND/2183242" calcext:value-type="string">
            <text:p>https://www.digikey.be/product-detail/en/diodes-incorporated/DMG1012UW-7/DMG1012UW-7DICT-ND/2183242</text:p>
          </table:table-cell>
          <table:table-cell office:value-type="string" calcext:value-type="string">
            <text:p>aangekomen (Kliment)</text:p>
          </table:table-cell>
        </table:table-row>
        <table:table-row table:style-name="ro1">
          <table:table-cell office:value-type="string" calcext:value-type="string">
            <text:p>R1, R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table:formula="of:=0.01*[.I19]" office:value-type="currency" office:currency="EUR" office:value="0.1495" calcext:value-type="currency">
            <text:p>0,15 €</text:p>
          </table:table-cell>
          <table:table-cell table:formula="of:=5000*0.00299" office:value-type="currency" office:currency="EUR" office:value="14.95" calcext:value-type="currency">
            <text:p>14,95 €</text:p>
          </table:table-cell>
          <table:table-cell office:value-type="string" calcext:value-type="string">
            <text:p>https://www.tme.eu/en/details/crcw0805220rjntabc/0805-smd-resistors/vishay/</text:p>
          </table:table-cell>
          <table:table-cell table:formula="of:=HYPERLINK([.J19])" office:value-type="string" office:string-value="https://www.tme.eu/en/details/crcw0805220rjntabc/0805-smd-resistors/vishay/" calcext:value-type="string">
            <text:p>https://www.tme.eu/en/details/crcw0805220rjntabc/0805-smd-resistors/vishay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0R</text:p>
          </table:table-cell>
          <table:table-cell table:number-columns-repeated="4"/>
          <table:table-cell table:formula="of:=0.01*[.I20]" office:value-type="currency" office:currency="EUR" office:value="0.17" calcext:value-type="currency">
            <text:p>0,17 €</text:p>
          </table:table-cell>
          <table:table-cell table:formula="of:=5000*0.0034" office:value-type="currency" office:currency="EUR" office:value="17" calcext:value-type="currency">
            <text:p>17,00 €</text:p>
          </table:table-cell>
          <table:table-cell office:value-type="string" calcext:value-type="string">
            <text:p>https://www.tme.eu/en/details/crcw0805330rfktabc/0805-smd-resistors/vishay/</text:p>
          </table:table-cell>
          <table:table-cell table:formula="of:=HYPERLINK([.J20])" office:value-type="string" office:string-value="https://www.tme.eu/en/details/crcw0805330rfktabc/0805-smd-resistors/vishay/" calcext:value-type="string">
            <text:p>https://www.tme.eu/en/details/crcw0805330rfktabc/0805-smd-resistors/vishay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60R</text:p>
          </table:table-cell>
          <table:table-cell table:number-columns-repeated="4"/>
          <table:table-cell table:formula="of:=0.01*[.I21]" office:value-type="currency" office:currency="EUR" office:value="0.15" calcext:value-type="currency">
            <text:p>0,15 €</text:p>
          </table:table-cell>
          <table:table-cell table:formula="of:=5000*0.003" office:value-type="currency" office:currency="EUR" office:value="15" calcext:value-type="currency">
            <text:p>15,00 €</text:p>
          </table:table-cell>
          <table:table-cell office:value-type="string" calcext:value-type="string">
            <text:p>https://www.tme.eu/en/details/crcw0805560rjntabc/0805-smd-resistors/vishay/</text:p>
          </table:table-cell>
          <table:table-cell table:formula="of:=HYPERLINK([.J21])" office:value-type="string" office:string-value="https://www.tme.eu/en/details/crcw0805560rjntabc/0805-smd-resistors/vishay/" calcext:value-type="string">
            <text:p>https://www.tme.eu/en/details/crcw0805560rjntabc/0805-smd-resistors/vishay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R2, R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table:formula="of:=0.01*[.I22]" office:value-type="currency" office:currency="EUR" office:value="0.147" calcext:value-type="currency">
            <text:p>0,15 €</text:p>
          </table:table-cell>
          <table:table-cell table:formula="of:=5000*0.00294" office:value-type="currency" office:currency="EUR" office:value="14.7" calcext:value-type="currency">
            <text:p>14,70 €</text:p>
          </table:table-cell>
          <table:table-cell office:value-type="string" calcext:value-type="string">
            <text:p>https://www.tme.eu/en/details/smd0603-220r/0603-smd-resistors/royal-ohm/0603saj0221t5e/</text:p>
          </table:table-cell>
          <table:table-cell table:formula="of:=HYPERLINK([.J22])" office:value-type="string" office:string-value="https://www.tme.eu/en/details/smd0603-220r/0603-smd-resistors/royal-ohm/0603saj0221t5e/" calcext:value-type="string">
            <text:p>https://www.tme.eu/en/details/smd0603-220r/0603-smd-resistors/royal-ohm/0603saj0221t5e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0R</text:p>
          </table:table-cell>
          <table:table-cell table:number-columns-repeated="4"/>
          <table:table-cell table:formula="of:=0.01*[.I23]" office:value-type="currency" office:currency="EUR" office:value="0.147" calcext:value-type="currency">
            <text:p>0,15 €</text:p>
          </table:table-cell>
          <table:table-cell table:formula="of:=5000*0.00294" office:value-type="currency" office:currency="EUR" office:value="14.7" calcext:value-type="currency">
            <text:p>14,70 €</text:p>
          </table:table-cell>
          <table:table-cell office:value-type="string" calcext:value-type="string">
            <text:p>https://www.tme.eu/en/details/smd0603-330r/0603-smd-resistors/royal-ohm/0603saj0331t5e/</text:p>
          </table:table-cell>
          <table:table-cell table:formula="of:=HYPERLINK([.J23])" office:value-type="string" office:string-value="https://www.tme.eu/en/details/smd0603-330r/0603-smd-resistors/royal-ohm/0603saj0331t5e/" calcext:value-type="string">
            <text:p>https://www.tme.eu/en/details/smd0603-330r/0603-smd-resistors/royal-ohm/0603saj0331t5e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60R</text:p>
          </table:table-cell>
          <table:table-cell table:number-columns-repeated="4"/>
          <table:table-cell table:formula="of:=0.01*[.I24]" office:value-type="currency" office:currency="EUR" office:value="0.147" calcext:value-type="currency">
            <text:p>0,15 €</text:p>
          </table:table-cell>
          <table:table-cell table:formula="of:=5000*0.00294" office:value-type="currency" office:currency="EUR" office:value="14.7" calcext:value-type="currency">
            <text:p>14,70 €</text:p>
          </table:table-cell>
          <table:table-cell office:value-type="string" calcext:value-type="string">
            <text:p>https://www.tme.eu/en/details/smd0603-560r/0603-smd-resistors/royal-ohm/0603saj0561t5e/</text:p>
          </table:table-cell>
          <table:table-cell table:formula="of:=HYPERLINK([.J24])" office:value-type="string" office:string-value="https://www.tme.eu/en/details/smd0603-560r/0603-smd-resistors/royal-ohm/0603saj0561t5e/" calcext:value-type="string">
            <text:p>https://www.tme.eu/en/details/smd0603-560r/0603-smd-resistors/royal-ohm/0603saj0561t5e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SW1, SW2, SW3, SW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s_Switches_SMD:SW_SPST_EVQQ2</text:p>
          </table:table-cell>
          <table:table-cell office:value-type="string" calcext:value-type="string">
            <text:p>Single Pole Single Throw (SPST) switch</text:p>
          </table:table-cell>
          <table:table-cell office:value-type="string" calcext:value-type="string">
            <text:p>TME</text:p>
          </table:table-cell>
          <table:table-cell table:formula="of:=[.I25]" office:value-type="currency" office:currency="EUR" office:value="14.64" calcext:value-type="currency">
            <text:p>14,64 €</text:p>
          </table:table-cell>
          <table:table-cell table:formula="of:=100*0.1464" office:value-type="currency" office:currency="EUR" office:value="14.64" calcext:value-type="currency">
            <text:p>14,64 €</text:p>
          </table:table-cell>
          <table:table-cell office:value-type="string" calcext:value-type="string">
            <text:p><text:a xlink:href="https://www.tme.eu/en/details/ksek43glfs/microswitches-tact/ck/ksek43g-lfs/" xlink:type="simple">https://www.tme.eu/en/details/ksek43glfs/microswitches-tact/ck/ksek43g-lfs/</text:a></text:p>
          </table:table-cell>
          <table:table-cell table:formula="of:=HYPERLINK([.J25])" office:value-type="string" office:string-value="https://www.tme.eu/en/details/ksek43glfs/microswitches-tact/ck/ksek43g-lfs/" calcext:value-type="string">
            <text:p>https://www.tme.eu/en/details/ksek43glfs/microswitches-tact/ck/ksek43g-lfs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T9193-33</text:p>
          </table:table-cell>
          <table:table-cell office:value-type="string" calcext:value-type="string">
            <text:p>My_Footprints:SOT23-5</text:p>
          </table:table-cell>
          <table:table-cell/>
          <table:table-cell office:value-type="string" calcext:value-type="string">
            <text:p>AliExpress</text:p>
          </table:table-cell>
          <table:table-cell table:formula="of:=0.3*[.I26]" office:value-type="currency" office:currency="EUR" office:value="2.64" calcext:value-type="currency">
            <text:p>2,64 €</text:p>
          </table:table-cell>
          <table:table-cell office:value-type="currency" office:currency="EUR" office:value="8.8" calcext:value-type="currency">
            <text:p>8,80 €</text:p>
          </table:table-cell>
          <table:table-cell/>
          <table:table-cell table:formula="of:=HYPERLINK([.J26])">
            <text:p/>
          </table:table-cell>
          <table:table-cell office:value-type="string" calcext:value-type="string">
            <text:p>aangekomen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030F4Px</text:p>
          </table:table-cell>
          <table:table-cell office:value-type="string" calcext:value-type="string">
            <text:p>Housings_SSOP:TSSOP-20_4.4x6.5mm_Pitch0.65mm</text:p>
          </table:table-cell>
          <table:table-cell/>
          <table:table-cell office:value-type="string" calcext:value-type="string">
            <text:p>AliExpress</text:p>
          </table:table-cell>
          <table:table-cell table:formula="of:=(20.57/50)*20" office:value-type="currency" office:currency="EUR" office:value="8.228" calcext:value-type="currency">
            <text:p>8,23 €</text:p>
          </table:table-cell>
          <table:table-cell office:value-type="currency" office:currency="EUR" office:value="20.57" calcext:value-type="currency">
            <text:p>20,57 €</text:p>
          </table:table-cell>
          <table:table-cell table:style-name="ce13"/>
          <table:table-cell table:formula="of:=HYPERLINK([.J27])">
            <text:p/>
          </table:table-cell>
          <table:table-cell office:value-type="string" calcext:value-type="string">
            <text:p>aangekomen</text:p>
          </table:table-cell>
        </table:table-row>
        <table:table-row table:style-name="ro1">
          <table:table-cell office:value-type="string" calcext:value-type="string">
            <text:p>U4, U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S2812B</text:p>
          </table:table-cell>
          <table:table-cell office:value-type="string" calcext:value-type="string">
            <text:p>LEDs:LED_WS2812B-PLCC4</text:p>
          </table:table-cell>
          <table:table-cell/>
          <table:table-cell office:value-type="string" calcext:value-type="string">
            <text:p>TME</text:p>
          </table:table-cell>
          <table:table-cell table:formula="of:=[.I28]" office:value-type="currency" office:currency="EUR" office:value="7.8" calcext:value-type="currency">
            <text:p>7,80 €</text:p>
          </table:table-cell>
          <table:table-cell table:formula="of:=50*0.156" office:value-type="currency" office:currency="EUR" office:value="7.8" calcext:value-type="currency">
            <text:p>7,80 €</text:p>
          </table:table-cell>
          <table:table-cell office:value-type="string" calcext:value-type="string">
            <text:p>https://www.tme.eu/en/details/ws2812c/smd-colour-leds/worldsemi/</text:p>
          </table:table-cell>
          <table:table-cell table:formula="of:=HYPERLINK([.J28])" office:value-type="string" office:string-value="https://www.tme.eu/en/details/ws2812c/smd-colour-leds/worldsemi/" calcext:value-type="string">
            <text:p>https://www.tme.eu/en/details/ws2812c/smd-colour-leds/worldsemi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/</text:p>
          </table:table-cell>
          <table:table-cell/>
          <table:table-cell table:formula="of:=HYPERLINK([.J29])">
            <text:p/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ncetten</text:p>
          </table:table-cell>
          <table:table-cell office:value-type="string" calcext:value-type="string">
            <text:p>AliExpress</text:p>
          </table:table-cell>
          <table:table-cell table:formula="of:=6.5+6.04" office:value-type="currency" office:currency="EUR" office:value="12.54" calcext:value-type="currency">
            <text:p>12,54 €</text:p>
          </table:table-cell>
          <table:table-cell table:number-columns-repeated="2"/>
          <table:table-cell table:formula="of:=HYPERLINK([.J30])">
            <text:p/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itze</text:p>
          </table:table-cell>
          <table:table-cell office:value-type="string" calcext:value-type="string">
            <text:p>TME</text:p>
          </table:table-cell>
          <table:table-cell table:formula="of:=[.I31]" office:value-type="currency" office:currency="EUR" office:value="4.53" calcext:value-type="currency">
            <text:p>4,53 €</text:p>
          </table:table-cell>
          <table:table-cell table:formula="of:=3*1.51" office:value-type="currency" office:currency="EUR" office:value="4.53" calcext:value-type="currency">
            <text:p>4,53 €</text:p>
          </table:table-cell>
          <table:table-cell office:value-type="string" calcext:value-type="string">
            <text:p>https://www.tme.eu/en/details/d-ls15/desoldering-wicks/donau/</text:p>
          </table:table-cell>
          <table:table-cell table:formula="of:=HYPERLINK([.J31])" office:value-type="string" office:string-value="https://www.tme.eu/en/details/d-ls15/desoldering-wicks/donau/" calcext:value-type="string">
            <text:p>https://www.tme.eu/en/details/d-ls15/desoldering-wicks/donau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n</text:p>
          </table:table-cell>
          <table:table-cell office:value-type="string" calcext:value-type="string">
            <text:p>TME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currency" office:currency="EUR" office:value="20.57" calcext:value-type="currency">
            <text:p>20,57 €</text:p>
          </table:table-cell>
          <table:table-cell office:value-type="string" calcext:value-type="string">
            <text:p>https://www.tme.eu/en/details/brof63-05_05h/solders-wires/broquetas/brofil-63-b21-05mm-500g/</text:p>
          </table:table-cell>
          <table:table-cell table:formula="of:=HYPERLINK([.J32])" office:value-type="string" office:string-value="https://www.tme.eu/en/details/brof63-05_05h/solders-wires/broquetas/brofil-63-b21-05mm-500g/" calcext:value-type="string">
            <text:p>https://www.tme.eu/en/details/brof63-05_05h/solders-wires/broquetas/brofil-63-b21-05mm-500g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ux</text:p>
          </table:table-cell>
          <table:table-cell office:value-type="string" calcext:value-type="string">
            <text:p>TME</text:p>
          </table:table-cell>
          <table:table-cell table:number-columns-repeated="2" office:value-type="currency" office:currency="EUR" office:value="9.92" calcext:value-type="currency">
            <text:p>9,92 €</text:p>
          </table:table-cell>
          <table:table-cell office:value-type="string" calcext:value-type="string">
            <text:p>https://www.tme.eu/en/details/kes-952-d6/fluxes/kester/952-d6/</text:p>
          </table:table-cell>
          <table:table-cell table:formula="of:=HYPERLINK([.J33])" office:value-type="string" office:string-value="https://www.tme.eu/en/details/kes-952-d6/fluxes/kester/952-d6/" calcext:value-type="string">
            <text:p>https://www.tme.eu/en/details/kes-952-d6/fluxes/kester/952-d6/</text:p>
          </table:table-cell>
          <table:table-cell office:value-type="string" calcext:value-type="string">
            <text:p>in parki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5" office:value-type="string" calcext:value-type="string">
            <text:p>totaal:</text:p>
          </table:table-cell>
          <table:table-cell table:style-name="ce8" table:formula="of:=SUM([.H7:.H33])" office:value-type="currency" office:currency="EUR" office:value="115.087" calcext:value-type="currency">
            <text:p>115,09 €</text:p>
          </table:table-cell>
          <table:table-cell table:style-name="ce9" table:formula="of:=SUM([.I7:.I33])" office:value-type="currency" office:currency="EUR" office:value="259.14" calcext:value-type="currency">
            <text:p>259,14 €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nl" fo:country="B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3:37:36.148102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3:38:24.277472384</dc:date>
    <meta:editing-duration>PT16H12M9S</meta:editing-duration>
    <meta:editing-cycles>46</meta:editing-cycles>
    <meta:generator>LibreOffice/6.0.5.2$Linux_X86_64 LibreOffice_project/00m0$Build-2</meta:generator>
    <meta:document-statistic meta:table-count="1" meta:cell-count="282" meta:object-count="0"/>
  </office:meta>
</office:document-meta>
</file>